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3642348,</text:p>
      <text:p text:style-name="P1">424162162,</text:p>
      <text:p text:style-name="P1">185163241100,</text:p>
      <text:p text:style-name="P1">136424450,</text:p>
      <text:p text:style-name="P1">136411311,</text:p>
      <text:p text:style-name="P1">48151162,</text:p>
      <text:p text:style-name="P1">194866038,</text:p>
      <text:p text:style-name="P1">2421916838,</text:p>
      <text:p text:style-name="P1">153217232100,</text:p>
      <text:p text:style-name="P1">153121243100,</text:p>
      <text:p text:style-name="P1">1364100139,</text:p>
      <text:p text:style-name="P1">1364100138,</text:p>
      <text:p text:style-name="P1">1364100141,</text:p>
      <text:p text:style-name="P1">1364100142,</text:p>
      <text:p text:style-name="P1">1364100143,</text:p>
      <text:p text:style-name="P1">1364100146,</text:p>
      <text:p text:style-name="P1">1364100145,</text:p>
      <text:p text:style-name="P1">136418657,</text:p>
      <text:p text:style-name="P1">136418557,</text:p>
      <text:p text:style-name="P1">136421132,</text:p>
      <text:p text:style-name="P1">136421129,</text:p>
      <text:p text:style-name="P1">136421130,</text:p>
      <text:p text:style-name="P1">136419157,</text:p>
      <text:p text:style-name="P1">136419257,</text:p>
      <text:p text:style-name="P1">136419357,</text:p>
      <text:p text:style-name="P1">1364101148,</text:p>
      <text:p text:style-name="P1">1364101140,</text:p>
      <text:p text:style-name="P1">1364101142,</text:p>
      <text:p text:style-name="P1">1364101145,</text:p>
      <text:p text:style-name="P1">1364101144,</text:p>
      <text:p text:style-name="P1">1364101143,</text:p>
      <text:p text:style-name="P1">1364101146,</text:p>
      <text:p text:style-name="P1">1364101147,</text:p>
      <text:p text:style-name="P1">136424140,</text:p>
      <text:p text:style-name="P1">136424143,</text:p>
      <text:p text:style-name="P1">136424144,</text:p>
      <text:p text:style-name="P1">136424145,</text:p>
      <text:p text:style-name="P1">136424148,</text:p>
      <text:p text:style-name="P1">136424122,</text:p>
      <text:p text:style-name="P1">136424146,</text:p>
      <text:p text:style-name="P1">136424148,</text:p>
      <text:p text:style-name="P1">136424141,</text:p>
      <text:p text:style-name="P1">136425148</text:p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06:18:31.704292687</meta:creation-date>
    <dc:date>2016-10-24T06:18:56.609140711</dc:date>
    <meta:editing-duration>PT25S</meta:editing-duration>
    <meta:editing-cycles>1</meta:editing-cycles>
    <meta:document-statistic meta:table-count="0" meta:image-count="0" meta:object-count="0" meta:page-count="1" meta:paragraph-count="44" meta:word-count="43" meta:character-count="453" meta:non-whitespace-character-count="452"/>
    <meta:generator>LibreOffice/4.3.3.2$Linux_ARM_EABI LibreOffice_project/430m0$Build-2</meta:generator>
  </office:meta>
</office:document-meta>
</file>